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96in" svg:height="3.5421in" svg:x="0.2677in" svg:y="1.128in">
            <draw:object draw:notify-on-update-of-ranges="Sheet1.A2:Sheet1.A2 Sheet1.A3:Sheet1.A6 Sheet1.B2:Sheet1.B2 Sheet1.B3:Sheet1.B6 Sheet1.C2:Sheet1.C2 Sheet1.C3:Sheet1.C6 Sheet1.D2:Sheet1.D2 Sheet1.D3:Sheet1.D6 Sheet1.E2:Sheet1.E2 Sheet1.E3:Sheet1.E6 Sheet1.F2:Sheet1.F2 Sheet1.F3:Sheet1.F6 Sheet1.G2:Sheet1.G2 Sheet1.G3:Sheet1.G6 Sheet1.H2:Sheet1.H2 Sheet1.H3:Sheet1.H6 Sheet1.I2:Sheet1.I2 Sheet1.I3:Sheet1.I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ync1</text:p>
          </table:table-cell>
          <table:table-cell office:value-type="string">
            <text:p>sync2</text:p>
          </table:table-cell>
          <table:table-cell office:value-type="string">
            <text:p>sync4</text:p>
          </table:table-cell>
          <table:table-cell office:value-type="string">
            <text:p>sync8</text:p>
          </table:table-cell>
          <table:table-cell office:value-type="string">
            <text:p>libaio1</text:p>
          </table:table-cell>
          <table:table-cell office:value-type="string">
            <text:p>libaio2</text:p>
          </table:table-cell>
          <table:table-cell office:value-type="string">
            <text:p>libaio4</text:p>
          </table:table-cell>
          <table:table-cell office:value-type="string">
            <text:p>libaio8</text:p>
          </table:table-cell>
        </table:table-row>
        <table:table-row table:style-name="ro1">
          <table:table-cell office:value-type="string">
            <text:p>Seq-write</text:p>
          </table:table-cell>
          <table:table-cell office:value-type="float" office:value="36830">
            <text:p>36830</text:p>
          </table:table-cell>
          <table:table-cell office:value-type="float" office:value="32552">
            <text:p>32552</text:p>
          </table:table-cell>
          <table:table-cell office:value-type="float" office:value="32959">
            <text:p>32959</text:p>
          </table:table-cell>
          <table:table-cell office:value-type="float" office:value="33479">
            <text:p>33479</text:p>
          </table:table-cell>
          <table:table-cell office:value-type="float" office:value="58338">
            <text:p>58338</text:p>
          </table:table-cell>
          <table:table-cell office:value-type="float" office:value="123390">
            <text:p>123390</text:p>
          </table:table-cell>
          <table:table-cell office:value-type="float" office:value="77180">
            <text:p>77180</text:p>
          </table:table-cell>
          <table:table-cell office:value-type="float" office:value="68939">
            <text:p>68939</text:p>
          </table:table-cell>
        </table:table-row>
        <table:table-row table:style-name="ro1">
          <table:table-cell office:value-type="string">
            <text:p>Rand-write</text:p>
          </table:table-cell>
          <table:table-cell office:value-type="float" office:value="771">
            <text:p>771</text:p>
          </table:table-cell>
          <table:table-cell office:value-type="float" office:value="946">
            <text:p>946</text:p>
          </table:table-cell>
          <table:table-cell office:value-type="float" office:value="1061">
            <text:p>1061</text:p>
          </table:table-cell>
          <table:table-cell office:value-type="float" office:value="1261">
            <text:p>1261</text:p>
          </table:table-cell>
          <table:table-cell office:value-type="float" office:value="778">
            <text:p>778</text:p>
          </table:table-cell>
          <table:table-cell office:value-type="float" office:value="969">
            <text:p>969</text:p>
          </table:table-cell>
          <table:table-cell office:value-type="float" office:value="1096">
            <text:p>1096</text:p>
          </table:table-cell>
          <table:table-cell office:value-type="float" office:value="1304">
            <text:p>1304</text:p>
          </table:table-cell>
        </table:table-row>
        <table:table-row table:style-name="ro1">
          <table:table-cell office:value-type="string">
            <text:p>Seq-read</text:p>
          </table:table-cell>
          <table:table-cell office:value-type="float" office:value="26832">
            <text:p>26832</text:p>
          </table:table-cell>
          <table:table-cell office:value-type="float" office:value="52157">
            <text:p>52157</text:p>
          </table:table-cell>
          <table:table-cell office:value-type="float" office:value="61826">
            <text:p>61826</text:p>
          </table:table-cell>
          <table:table-cell office:value-type="float" office:value="61205">
            <text:p>61205</text:p>
          </table:table-cell>
          <table:table-cell office:value-type="float" office:value="61688">
            <text:p>61688</text:p>
          </table:table-cell>
          <table:table-cell office:value-type="float" office:value="116793">
            <text:p>116793</text:p>
          </table:table-cell>
          <table:table-cell office:value-type="float" office:value="54979">
            <text:p>54979</text:p>
          </table:table-cell>
          <table:table-cell office:value-type="float" office:value="45637">
            <text:p>45637</text:p>
          </table:table-cell>
        </table:table-row>
        <table:table-row table:style-name="ro1">
          <table:table-cell office:value-type="string">
            <text:p>Rand-read</text:p>
          </table:table-cell>
          <table:table-cell office:value-type="float" office:value="415">
            <text:p>415</text:p>
          </table:table-cell>
          <table:table-cell office:value-type="float" office:value="449">
            <text:p>449</text:p>
          </table:table-cell>
          <table:table-cell office:value-type="float" office:value="635">
            <text:p>635</text:p>
          </table:table-cell>
          <table:table-cell office:value-type="float" office:value="886">
            <text:p>886</text:p>
          </table:table-cell>
          <table:table-cell office:value-type="float" office:value="654">
            <text:p>654</text:p>
          </table:table-cell>
          <table:table-cell office:value-type="float" office:value="789">
            <text:p>789</text:p>
          </table:table-cell>
          <table:table-cell office:value-type="float" office:value="821">
            <text:p>821</text:p>
          </table:table-cell>
          <table:table-cell office:value-type="float" office:value="924">
            <text:p>92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3">11/13/2012</text:date>, <text:time>20:1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e Bots</meta:initial-creator>
    <meta:creation-date>2012-11-13T20:01:21</meta:creation-date>
    <dc:date>2012-11-13T20:17:04</dc:date>
    <dc:creator>Jane Bots</dc:creator>
    <meta:editing-duration>PT15M45S</meta:editing-duration>
    <meta:editing-cycles>2</meta:editing-cycles>
    <meta:generator>LibreOffice/3.4$Linux LibreOffice_project/340m1$Build-602</meta:generator>
    <meta:document-statistic meta:table-count="3" meta:cell-count="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2cm" svg:height="8.998cm" xlink:href=".." xlink:type="simple" chart:class="chart:bar" chart:style-name="ch1">
        <chart:legend chart:legend-position="end" svg:x="14.267cm" svg:y="2.457cm" style:legend-expansion="high" chart:style-name="ch2"/>
        <chart:plot-area chart:style-name="ch3" table:cell-range-address="Sheet1.A2:Sheet1.I6" chart:data-source-has-labels="both" svg:x="0.77cm" svg:y="0.851cm" svg:width="12.858cm" svg:height="7.548cm">
          <chartooo:coordinate-region svg:x="2.132cm" svg:y="1.05cm" svg:width="11.496cm" svg:height="6.702cm"/>
          <chart:axis chart:dimension="x" chart:name="primary-x" chart:style-name="ch4" chartooo:axis-type="auto">
            <chartooo:date-scale/>
            <chart:categories table:cell-range-address="Sheet1.A3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6" chart:label-cell-address="Sheet1.B2:Sheet1.B2" chart:class="chart:bar">
            <chart:data-point chart:repeated="4"/>
          </chart:series>
          <chart:series chart:style-name="ch8" chart:values-cell-range-address="Sheet1.C3:Sheet1.C6" chart:label-cell-address="Sheet1.C2:Sheet1.C2" chart:class="chart:bar">
            <chart:data-point chart:repeated="4"/>
          </chart:series>
          <chart:series chart:style-name="ch9" chart:values-cell-range-address="Sheet1.D3:Sheet1.D6" chart:label-cell-address="Sheet1.D2:Sheet1.D2" chart:class="chart:bar">
            <chart:data-point chart:repeated="4"/>
          </chart:series>
          <chart:series chart:style-name="ch10" chart:values-cell-range-address="Sheet1.E3:Sheet1.E6" chart:label-cell-address="Sheet1.E2:Sheet1.E2" chart:class="chart:bar">
            <chart:data-point chart:repeated="4"/>
          </chart:series>
          <chart:series chart:style-name="ch11" chart:values-cell-range-address="Sheet1.F3:Sheet1.F6" chart:label-cell-address="Sheet1.F2:Sheet1.F2" chart:class="chart:bar">
            <chart:data-point chart:repeated="4"/>
          </chart:series>
          <chart:series chart:style-name="ch12" chart:values-cell-range-address="Sheet1.G3:Sheet1.G6" chart:label-cell-address="Sheet1.G2:Sheet1.G2" chart:class="chart:bar">
            <chart:data-point chart:repeated="4"/>
          </chart:series>
          <chart:series chart:style-name="ch13" chart:values-cell-range-address="Sheet1.H3:Sheet1.H6" chart:label-cell-address="Sheet1.H2:Sheet1.H2" chart:class="chart:bar">
            <chart:data-point chart:repeated="4"/>
          </chart:series>
          <chart:series chart:style-name="ch14" chart:values-cell-range-address="Sheet1.I3:Sheet1.I6" chart:label-cell-address="Sheet1.I2:Sheet1.I2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nc1</text:p>
                <draw:g>
                  <svg:desc>Sheet1.B2:Sheet1.B2</svg:desc>
                </draw:g>
              </table:table-cell>
              <table:table-cell office:value-type="string">
                <text:p>sync2</text:p>
                <draw:g>
                  <svg:desc>Sheet1.C2:Sheet1.C2</svg:desc>
                </draw:g>
              </table:table-cell>
              <table:table-cell office:value-type="string">
                <text:p>sync4</text:p>
                <draw:g>
                  <svg:desc>Sheet1.D2:Sheet1.D2</svg:desc>
                </draw:g>
              </table:table-cell>
              <table:table-cell office:value-type="string">
                <text:p>sync8</text:p>
                <draw:g>
                  <svg:desc>Sheet1.E2:Sheet1.E2</svg:desc>
                </draw:g>
              </table:table-cell>
              <table:table-cell office:value-type="string">
                <text:p>libaio1</text:p>
                <draw:g>
                  <svg:desc>Sheet1.F2:Sheet1.F2</svg:desc>
                </draw:g>
              </table:table-cell>
              <table:table-cell office:value-type="string">
                <text:p>libaio2</text:p>
                <draw:g>
                  <svg:desc>Sheet1.G2:Sheet1.G2</svg:desc>
                </draw:g>
              </table:table-cell>
              <table:table-cell office:value-type="string">
                <text:p>libaio4</text:p>
                <draw:g>
                  <svg:desc>Sheet1.H2:Sheet1.H2</svg:desc>
                </draw:g>
              </table:table-cell>
              <table:table-cell office:value-type="string">
                <text:p>libaio8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q-write</text:p>
                <draw:g>
                  <svg:desc>Sheet1.A3:Sheet1.A6</svg:desc>
                </draw:g>
              </table:table-cell>
              <table:table-cell office:value-type="float" office:value="36830">
                <text:p>36830</text:p>
                <draw:g>
                  <svg:desc>Sheet1.B3:Sheet1.B6</svg:desc>
                </draw:g>
              </table:table-cell>
              <table:table-cell office:value-type="float" office:value="32552">
                <text:p>32552</text:p>
                <draw:g>
                  <svg:desc>Sheet1.C3:Sheet1.C6</svg:desc>
                </draw:g>
              </table:table-cell>
              <table:table-cell office:value-type="float" office:value="32959">
                <text:p>32959</text:p>
                <draw:g>
                  <svg:desc>Sheet1.D3:Sheet1.D6</svg:desc>
                </draw:g>
              </table:table-cell>
              <table:table-cell office:value-type="float" office:value="33479">
                <text:p>33479</text:p>
                <draw:g>
                  <svg:desc>Sheet1.E3:Sheet1.E6</svg:desc>
                </draw:g>
              </table:table-cell>
              <table:table-cell office:value-type="float" office:value="58338">
                <text:p>58338</text:p>
                <draw:g>
                  <svg:desc>Sheet1.F3:Sheet1.F6</svg:desc>
                </draw:g>
              </table:table-cell>
              <table:table-cell office:value-type="float" office:value="123390">
                <text:p>123390</text:p>
                <draw:g>
                  <svg:desc>Sheet1.G3:Sheet1.G6</svg:desc>
                </draw:g>
              </table:table-cell>
              <table:table-cell office:value-type="float" office:value="77180">
                <text:p>77180</text:p>
                <draw:g>
                  <svg:desc>Sheet1.H3:Sheet1.H6</svg:desc>
                </draw:g>
              </table:table-cell>
              <table:table-cell office:value-type="float" office:value="68939">
                <text:p>68939</text:p>
                <draw:g>
                  <svg:desc>Sheet1.I3:Sheet1.I6</svg:desc>
                </draw:g>
              </table:table-cell>
            </table:table-row>
            <table:table-row>
              <table:table-cell office:value-type="string">
                <text:p>Rand-write</text:p>
              </table:table-cell>
              <table:table-cell office:value-type="float" office:value="771">
                <text:p>771</text:p>
              </table:table-cell>
              <table:table-cell office:value-type="float" office:value="946">
                <text:p>946</text:p>
              </table:table-cell>
              <table:table-cell office:value-type="float" office:value="1061">
                <text:p>1061</text:p>
              </table:table-cell>
              <table:table-cell office:value-type="float" office:value="1261">
                <text:p>1261</text:p>
              </table:table-cell>
              <table:table-cell office:value-type="float" office:value="778">
                <text:p>778</text:p>
              </table:table-cell>
              <table:table-cell office:value-type="float" office:value="969">
                <text:p>969</text:p>
              </table:table-cell>
              <table:table-cell office:value-type="float" office:value="1096">
                <text:p>1096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Seq-read</text:p>
              </table:table-cell>
              <table:table-cell office:value-type="float" office:value="26832">
                <text:p>26832</text:p>
              </table:table-cell>
              <table:table-cell office:value-type="float" office:value="52157">
                <text:p>52157</text:p>
              </table:table-cell>
              <table:table-cell office:value-type="float" office:value="61826">
                <text:p>61826</text:p>
              </table:table-cell>
              <table:table-cell office:value-type="float" office:value="61205">
                <text:p>61205</text:p>
              </table:table-cell>
              <table:table-cell office:value-type="float" office:value="61688">
                <text:p>61688</text:p>
              </table:table-cell>
              <table:table-cell office:value-type="float" office:value="116793">
                <text:p>116793</text:p>
              </table:table-cell>
              <table:table-cell office:value-type="float" office:value="54979">
                <text:p>54979</text:p>
              </table:table-cell>
              <table:table-cell office:value-type="float" office:value="45637">
                <text:p>45637</text:p>
              </table:table-cell>
            </table:table-row>
            <table:table-row>
              <table:table-cell office:value-type="string">
                <text:p>Rand-read</text:p>
              </table:table-cell>
              <table:table-cell office:value-type="float" office:value="415">
                <text:p>415</text:p>
              </table:table-cell>
              <table:table-cell office:value-type="float" office:value="449">
                <text:p>449</text:p>
              </table:table-cell>
              <table:table-cell office:value-type="float" office:value="635">
                <text:p>635</text:p>
              </table:table-cell>
              <table:table-cell office:value-type="float" office:value="886">
                <text:p>886</text:p>
              </table:table-cell>
              <table:table-cell office:value-type="float" office:value="654">
                <text:p>654</text:p>
              </table:table-cell>
              <table:table-cell office:value-type="float" office:value="789">
                <text:p>789</text:p>
              </table:table-cell>
              <table:table-cell office:value-type="float" office:value="821">
                <text:p>821</text:p>
              </table:table-cell>
              <table:table-cell office:value-type="float" office:value="924">
                <text:p>9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6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